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Prime" svg:font-family="'Courier Prime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Arial Narrow" fo:font-size="15pt" fo:font-weight="bold" style:font-size-asian="15pt" style:font-weight-asian="bold" style:font-name-complex="Arial Narrow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color="#0000ff" loext:opacity="100%" style:font-name="Arial Narrow" fo:font-size="11pt" fo:font-weight="bold" style:font-size-asian="11pt" style:font-weight-asian="bold" style:font-name-complex="Arial Narrow" style:font-weight-complex="bold"/>
    </style:style>
    <style:style style:name="P5" style:family="paragraph" style:parent-style-name="Standard">
      <style:text-properties fo:color="#0000ff" loext:opacity="100%" style:font-name="Century" fo:font-size="15pt" fo:font-weight="bold" style:font-size-asian="15pt" style:font-weight-asian="bold" style:font-name-complex="Century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ff" loext:opacity="100%" style:font-name="Century" fo:font-size="15pt" fo:font-weight="bold" style:font-size-asian="15pt" style:font-weight-asian="bold" style:font-name-complex="Century" style:font-weight-complex="bold"/>
    </style:style>
    <style:style style:name="P7" style:family="paragraph" style:parent-style-name="Standard">
      <style:text-properties fo:color="#0000ff" loext:opacity="100%" style:font-name="Century" fo:font-size="15pt" fo:font-weight="bold" style:font-name-asian="Century" style:font-size-asian="15pt" style:font-weight-asian="bold" style:font-name-complex="Century" style:font-weight-complex="bold"/>
    </style:style>
    <style:style style:name="P8" style:family="paragraph" style:parent-style-name="Standard">
      <style:text-properties fo:color="#0000ff" loext:opacity="100%" style:font-name="Courier Prime" fo:font-size="15pt" fo:font-weight="bold" style:font-size-asian="15pt" style:font-weight-asian="bold" style:font-name-complex="Century" style:font-weight-complex="bold"/>
    </style:style>
    <style:style style:name="P9" style:family="paragraph" style:parent-style-name="Standard">
      <style:text-properties style:font-name="Book Antiqua" style:font-name-complex="Book Antiqua" style:font-weight-complex="bold"/>
    </style:style>
    <style:style style:name="P10" style:family="paragraph" style:parent-style-name="Standard">
      <style:text-properties style:font-name="Book Antiqua" fo:font-size="15pt" fo:font-weight="bold" style:font-size-asian="15pt" style:font-weight-asian="bold" style:font-name-complex="Book Antiqua" style:font-weight-complex="bold"/>
    </style:style>
    <style:style style:name="P11" style:family="paragraph" style:parent-style-name="Standard" style:list-style-name="WW8Num6">
      <style:text-properties style:font-name="Century" style:font-name-complex="Century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Century" style:font-name-complex="Century"/>
    </style:style>
    <style:style style:name="P13" style:family="paragraph" style:parent-style-name="Standard">
      <style:text-properties style:font-name="Century" style:font-name-complex="Century"/>
    </style:style>
    <style:style style:name="P14" style:family="paragraph" style:parent-style-name="Standard" style:list-style-name="WW8Num7">
      <style:paragraph-properties fo:text-align="justify" style:justify-single-word="false"/>
      <style:text-properties style:font-name="Century" style:font-name-complex="Century"/>
    </style:style>
    <style:style style:name="P15" style:family="paragraph" style:parent-style-name="Standard" style:list-style-name="WW8Num13">
      <style:paragraph-properties fo:text-align="justify" style:justify-single-word="false"/>
      <style:text-properties style:font-name="Century" style:font-name-complex="Century"/>
    </style:style>
    <style:style style:name="P16" style:family="paragraph" style:parent-style-name="Standard" style:list-style-name="WW8Num14">
      <style:paragraph-properties fo:text-align="justify" style:justify-single-word="false"/>
      <style:text-properties style:font-name="Century" style:font-name-complex="Century"/>
    </style:style>
    <style:style style:name="P17" style:family="paragraph" style:parent-style-name="Standard" style:list-style-name="WW8Num12">
      <style:paragraph-properties fo:text-align="justify" style:justify-single-word="false"/>
      <style:text-properties style:font-name="Century" style:font-name-complex="Century"/>
    </style:style>
    <style:style style:name="P18" style:family="paragraph" style:parent-style-name="Standard">
      <style:paragraph-properties fo:text-align="justify" style:justify-single-word="false"/>
      <style:text-properties style:font-name="Century" style:font-name-complex="Century"/>
    </style:style>
    <style:style style:name="P19" style:family="paragraph" style:parent-style-name="Standard" style:list-style-name="WW8Num6"/>
    <style:style style:name="P20" style:family="paragraph" style:parent-style-name="Standard" style:list-style-name="WW8Num7">
      <style:paragraph-properties fo:text-align="justify" style:justify-single-word="false"/>
    </style:style>
    <style:style style:name="P21" style:family="paragraph" style:parent-style-name="Text_20_body">
      <style:text-properties style:font-name="Comic Sans MS" fo:font-size="27pt" style:font-size-asian="27pt" style:font-name-complex="Comic Sans MS"/>
    </style:style>
    <style:style style:name="P22" style:family="paragraph" style:parent-style-name="Text_20_body">
      <style:text-properties style:font-name="Comic Sans MS" fo:font-size="27pt" style:font-name-asian="Comic Sans MS" style:font-size-asian="27pt" style:font-name-complex="Comic Sans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 Narrow" fo:font-size="15pt" fo:font-weight="bold" style:font-size-asian="15pt" style:font-weight-asian="bold" style:font-name-complex="Arial Narrow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name="Century" style:font-name-complex="Century"/>
    </style:style>
    <style:style style:name="T5" style:family="text">
      <style:text-properties style:font-name="Century" style:font-name-complex="Century" style:font-size-complex="11pt"/>
    </style:style>
    <style:style style:name="T6" style:family="text">
      <style:text-properties fo:color="#0000ff" loext:opacity="100%" style:font-name="Century" fo:font-size="15pt" fo:font-weight="bold" style:font-size-asian="15pt" style:font-weight-asian="bold" style:font-name-complex="Century" style:font-weight-complex="bold"/>
    </style:style>
    <style:style style:name="T7" style:family="text">
      <style:text-properties fo:color="#0000ff" loext:opacity="100%" style:font-name="Century" fo:font-size="15pt" style:font-size-asian="15pt" style:font-name-complex="Century" style:font-weight-complex="bold"/>
    </style:style>
    <style:style style:name="T8" style:family="text">
      <style:text-properties fo:color="#0000ff" loext:opacity="100%" fo:font-weight="bold" style:font-weight-asian="bold" style:font-weight-complex="bold"/>
    </style:style>
    <style:style style:name="T9" style:family="text">
      <style:text-properties fo:color="#000000" loext:opacity="100%" style:font-name="Arial" fo:font-size="14pt" fo:font-weight="bold" style:font-size-asian="14pt" style:font-weight-asian="bold" style:font-name-complex="Arial" style:font-weight-complex="bold"/>
    </style:style>
    <style:style style:name="T10" style:family="text">
      <style:text-properties fo:color="#000000" loext:opacity="100%" style:font-name="Arial" fo:font-size="14pt" fo:font-style="italic" fo:font-weight="bold" style:font-size-asian="14pt" style:font-style-asian="italic" style:font-weight-asian="bold" style:font-name-complex="Arial" style:font-weight-complex="bold"/>
    </style:style>
    <style:style style:name="T11" style:family="text">
      <style:text-properties style:font-name="Book Antiqua" style:font-name-complex="Book Antiqua" style:font-weight-complex="bold"/>
    </style:style>
    <style:style style:name="T12" style:family="text">
      <style:text-properties style:font-name="Book Antiqua" fo:font-size="15pt" fo:font-weight="bold" style:font-size-asian="15pt" style:font-weight-asian="bold" style:font-name-complex="Book Antiqu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RLA INSTITUTE OF TECHNOLOGY &amp; SCIENCE, PILANI (RAJASTHAN)</text:p>
      <text:p text:style-name="P1"><text:span text:style-name="T2">CS F422 – Parallel Computing</text:span></text:p>
      <text:p text:style-name="P3">Lab#2</text:p>
      <text:p text:style-name="P4"/>
      <text:p text:style-name="P5"/>
      <text:p text:style-name="Standard"><text:span text:style-name="T9">Note: Please use programs under </text:span><text:span text:style-name="T10">Code_lab1</text:span><text:span text:style-name="T9"> directory supplied with this sheet. Do not copy from this sheet.</text:span></text:p>
      <text:p text:style-name="P9"/>
      <text:p text:style-name="P9">The lab has the following objectives:</text:p>
      <text:p text:style-name="Standard"><text:span text:style-name="T11">Giving practice programs for OpenMP and OpenCilk.</text:span></text:p>
      <text:p text:style-name="P5"/>
      <text:p text:style-name="P5">Compiling and Running an OpenMP Program</text:p>
      <text:p text:style-name="P7"><text:s text:c="2"/></text:p>
      <text:p text:style-name="P8"/>
      <text:p text:style-name="P21">Q?</text:p>
      <text:list xml:id="list2465211344" text:style-name="WW8Num6">
        <text:list-item>
          <text:p text:style-name="P19">Increase number of threads to 3.</text:p>
        </text:list-item>
        <text:list-item>
          <text:p text:style-name="P11">Is i value consistent? Modify program to use mutexes to protect i variable.</text:p>
        </text:list-item>
      </text:list>
      <text:p text:style-name="P12"/>
      <text:p text:style-name="P10"/>
      <text:p text:style-name="P5">Monitoring an OpenMP Program</text:p>
      <text:p text:style-name="P22"><text:s/></text:p>
      <text:p text:style-name="P21">Q?</text:p>
      <text:list xml:id="list3160571316" text:style-name="WW8Num7">
        <text:list-item>
          <text:p text:style-name="P14">Run the above program. Open another terminal and run ‘ps –al’ command. What is the state of child process?</text:p>
        </text:list-item>
        <text:list-item>
          <text:p text:style-name="P14">Modify the above program to be free from creating zombie processes.</text:p>
        </text:list-item>
        <text:list-item>
          <text:p text:style-name="P20"><text:span text:style-name="T5">Write an exit </text:span><text:span text:style-name="T4">handler such that it clears all the zombies of this process.</text:span></text:p>
        </text:list-item>
      </text:list>
      <text:p text:style-name="P13"/>
      <text:p text:style-name="P13"/>
      <text:p text:style-name="P5">Parallelization of Loops</text:p>
      <text:p text:style-name="P5"/>
      <text:p text:style-name="P21">Q?</text:p>
      <text:list xml:id="list2744548342" text:style-name="WW8Num13">
        <text:list-item>
          <text:p text:style-name="P15">Run the above program. Open another terminal and run ‘ps –al’ command. What is the state of child process?</text:p>
        </text:list-item>
      </text:list>
      <text:p text:style-name="P5"><text:soft-page-break/></text:p>
      <text:p text:style-name="P5"/>
      <text:p text:style-name="P5">OpenMP: nested parallelism</text:p>
      <text:p text:style-name="P10"/>
      <text:p text:style-name="Standard">Matrix multiplication</text:p>
      <text:p text:style-name="Standard">Conway’s Game of Life:</text:p>
      <text:p text:style-name="P10"/>
      <text:p text:style-name="P21">Q?</text:p>
      <text:list xml:id="list2157642119" text:style-name="WW8Num14">
        <text:list-item>
          <text:p text:style-name="P16">Run the above program. Open another terminal and run ‘ps –al’ command. What is the state of child process?</text:p>
        </text:list-item>
      </text:list>
      <text:p text:style-name="P10"><text:line-break/></text:p>
      <text:p text:style-name="P5">Combining the Results of Parallel Iterations</text:p>
      <text:p text:style-name="P21">Q?</text:p>
      <text:list xml:id="list278071752" text:style-name="WW8Num12">
        <text:list-item>
          <text:p text:style-name="P17">Run the above program. Open another terminal and run ‘ps –al’ command. What is the state of child process?</text:p>
        </text:list-item>
      </text:list>
      <text:p text:style-name="P18"/>
      <text:p text:style-name="P5">OpenMP: critical sections</text:p>
      <text:p text:style-name="P2"/>
      <text:p text:style-name="P2"/>
      <text:p text:style-name="P5">Distributing Iterations Among Thread</text:p>
      <text:p text:style-name="P6"/>
      <text:p text:style-name="P2"/>
      <text:p text:style-name="P5">Parallel Tasks</text:p>
      <text:p text:style-name="P5"/>
      <text:p text:style-name="P5"/>
      <text:p text:style-name="P5">OpenCilk – loops &amp; concurrent tasks</text:p>
      <text:p text:style-name="P5"/>
      <text:p text:style-name="P5"/>
      <text:p text:style-name="P2">End of lab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Prime" svg:font-family="'Courier Prime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, 'Times New Roman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none" fo:country="none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WW8Num1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2z0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Book Antiqua" style:font-family-complex="'Book Antiqua'" style:font-family-generic-complex="roman" style:font-pitch-complex="variable" style:font-size-complex="11pt"/>
    </style:style>
    <style:style style:name="WW8Num3z0" style:family="text">
      <style:text-properties fo:color="#00000a" loext:opacity="100%"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-Default_20_Paragraph_20_Font" style:display-name="WW-Default Paragraph Font" style:family="text"/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ody_20_Text_20_Char" style:display-name="Body Text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kwrd" style:family="text"/>
    <style:style style:name="str" style:family="text"/>
    <style:style style:name="rem" style:family="text"/>
    <style:style style:name="ListLabel_20_46" style:display-name="ListLabel 46" style:family="text">
      <style:text-properties fo:color="#00000a" loext:opacity="100%"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/>
    </style:style>
    <style:style style:name="ListLabel_20_67" style:display-name="ListLabel 67" style:family="text"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Label_20_57" style:display-name="ListLabel 57" style:family="text">
      <style:text-properties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1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1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10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10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10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10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10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10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10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10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Parijat Banerjee</meta:initial-creator>
    <meta:creation-date>2022-02-12T12:34:00</meta:creation-date>
    <dc:creator>Haribabu Kotakula</dc:creator>
    <dc:date>2022-02-18T12:52:00</dc:date>
    <meta:editing-cycles>4</meta:editing-cycles>
    <meta:editing-duration>PT18M</meta:editing-duration>
    <meta:document-statistic meta:table-count="0" meta:image-count="0" meta:object-count="0" meta:page-count="2" meta:paragraph-count="34" meta:word-count="221" meta:character-count="1311" meta:non-whitespace-character-count="1123"/>
    <meta:generator>LibreOffice/7.2.5.1$Linux_X86_64 LibreOffice_project/20$Build-1</meta:generator>
  </office:meta>
</office:document-meta>
</file>